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georgia" svg:font-family="georgia, palatino"/>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officeooo:rsid="001a528e" officeooo:paragraph-rsid="001a528e" style:font-size-asian="12pt" style:font-size-complex="12pt"/>
    </style:style>
    <style:style style:name="P2" style:family="paragraph" style:parent-style-name="Text_20_body">
      <style:text-properties fo:font-variant="normal" fo:text-transform="none" style:font-name="Liberation Serif" fo:font-size="12pt" fo:letter-spacing="normal" fo:font-style="normal" fo:font-weight="normal" officeooo:rsid="001a528e" officeooo:paragraph-rsid="001a528e" style:font-size-asian="12pt" style:font-size-complex="12pt" loext:padding="0in" loext:border="none"/>
    </style:style>
    <style:style style:name="P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style:font-name="Liberation Serif" fo:font-size="12pt" fo:letter-spacing="normal" fo:font-style="normal" fo:font-weight="normal" style:font-size-asian="12pt" style:font-size-complex="12pt" loext:padding="0in" loext:border="none"/>
    </style:style>
    <style:style style:name="P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5" style:family="paragraph" style:parent-style-name="Standard">
      <style:text-properties style:font-name="Liberation Serif" fo:font-size="12pt" officeooo:rsid="001bdd8e" officeooo:paragraph-rsid="001bdd8e" style:font-size-asian="12pt" style:font-size-complex="12pt"/>
    </style:style>
    <style:style style:name="T1" style:family="text">
      <style:text-properties fo:font-variant="normal" fo:text-transform="none" fo:color="#890404" style:font-name="Liberation Serif" fo:font-size="12pt" fo:letter-spacing="normal" fo:font-style="normal" style:text-underline-style="solid" style:text-underline-width="auto" style:text-underline-color="font-color" fo:font-weight="normal" style:font-size-asian="12pt" style:font-size-complex="12pt" loext:padding="0in" loext:border="none"/>
    </style:style>
    <style:style style:name="T2" style:family="text">
      <style:text-properties fo:font-variant="normal" fo:text-transform="none" style:font-name="Liberation Serif" fo:font-size="12pt" fo:letter-spacing="normal" style:font-size-asian="12pt" style:font-size-complex="12pt" loext:padding="0in" loext:border="none"/>
    </style:style>
    <style:style style:name="T3" style:family="text">
      <style:text-properties fo:font-variant="normal" fo:text-transform="none" style:font-name="Liberation Serif" fo:font-size="12pt" fo:letter-spacing="normal" fo:font-style="normal" fo:font-weight="normal" style:font-size-asian="12pt" style:font-size-complex="12pt" loext:padding="0in" loext:border="none"/>
    </style:style>
    <style:style style:name="T4" style:family="text">
      <style:text-properties fo:font-variant="normal" fo:text-transform="none" style:font-name="Liberation Serif" fo:font-size="12pt" fo:letter-spacing="normal" fo:font-style="italic" fo:font-weight="normal" style:font-size-asian="12pt" style:font-size-complex="12pt" loext:padding="0in" loext:border="none"/>
    </style:style>
    <style:style style:name="T5"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ussion:</text:p>
      <text:p text:style-name="P1"/>
      <text:p text:style-name="P2">Please read this essay:</text:p>
      <text:p text:style-name="P4"><text:span text:style-name="T2">“</text:span><text:span text:style-name="T3">In the future, will there be any work left for people to do?,” Geoff Colvin, </text:span><text:a xlink:type="simple" xlink:href="http://fortune.com/2014/06/02/fortune-500-future/" office:target-frame-name="_blank" xlink:show="new" text:style-name="Internet_20_link" text:visited-style-name="Visited_20_Internet_20_Link"><text:span text:style-name="T1">http://fortune.com/2014/06/02/fortune-500-future/</text:span></text:a><text:span text:style-name="T3">, June 2nd 2014.</text:span></text:p>
      <text:p text:style-name="P3">In this essay (and his more recent book, <text:span text:style-name="T5">Humans are Underrated</text:span>) Colvin talks about how “InfoTech” like text mining and analysis is disrupting the world of work.  An example cited in the book is that “e-discovery would enable one lawyer to do the work of 500 or more…”</text:p>
      <text:p text:style-name="P3">Can you think of another example where text mining or network analysis might either eliminate jobs, allow one person to do the work of many, or perform new work that was not previously possible?</text:p>
      <text:p text:style-name="P4"><text:span text:style-name="Emphasis"><text:span text:style-name="T4">Please post your thoughts by Thursday 6/15, and respond to at least one classmate’s post by Sunday 6/18.</text:span></text:span></text:p>
      <text:p text:style-name="P1"/>
      <text:p text:style-name="P1">Response:</text:p>
      <text:p text:style-name="P1"/>
      <text:p text:style-name="P5">Insurance underwriters / claims adjusters </text:p>
      <text:p text:style-name="P5">http://www.insurancetech.com/leveraging-text-mining-in-insurance/d/d-id/13121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georgia" svg:font-family="georgia, palatino"/>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13:50:26.274988943</meta:creation-date>
    <dc:date>2017-06-08T01:27:50.760000000</dc:date>
    <meta:editing-duration>PT4H26M17S</meta:editing-duration>
    <meta:editing-cycles>2</meta:editing-cycles>
    <meta:generator>LibreOffice/5.2.7.2$Windows_x86 LibreOffice_project/2b7f1e640c46ceb28adf43ee075a6e8b8439ed10</meta:generator>
    <meta:document-statistic meta:table-count="0" meta:image-count="0" meta:object-count="0" meta:page-count="1" meta:paragraph-count="9" meta:word-count="131" meta:character-count="873" meta:non-whitespace-character-count="749"/>
  </office:meta>
</office:document-meta>
</file>